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5in" fo:margin-right="0in" fo:margin-top="0.0835in" fo:margin-bottom="0.0835in" loext:contextual-spacing="false" fo:line-height="129%" fo:text-indent="0.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style:writing-mode="lr-tb"/>
    </style:style>
    <style:style style:name="P3"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4" style:family="paragraph" style:parent-style-name="Text_20_body">
      <style:paragraph-properties fo:margin-left="1in" fo:margin-right="0in" fo:margin-top="0in" fo:margin-bottom="0in" loext:contextual-spacing="false" fo:line-height="129%"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5" style:family="paragraph" style:parent-style-name="Text_20_body">
      <style:paragraph-properties fo:margin-left="1.5in" fo:margin-right="0in" fo:margin-top="0in" fo:margin-bottom="0in" loext:contextual-spacing="false" fo:line-height="129%"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left="1.5in" fo:margin-right="0in" fo:margin-top="0in" fo:margin-bottom="0in" loext:contextual-spacing="false" fo:line-height="129%"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0835in" fo:margin-bottom="0.0835in" loext:contextual-spacing="false" fo:line-height="129%"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list-style-name="L4">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ext_20_body" style:list-style-name="L5">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3" style:family="text">
      <style:text-properties style:font-name="Calibri" fo:font-size="11pt" fo:font-style="normal" fo:font-weight="normal"/>
    </style:style>
    <style:style style:name="T4" style:family="text">
      <style:text-properties style:font-name="Calibri" fo:font-size="11pt" fo:font-style="normal" fo:font-weight="normal" officeooo:rsid="00094256"/>
    </style:style>
    <style:style style:name="T5" style:family="text">
      <style:text-properties fo:color="#c9211e" style:font-name="Calibri" fo:font-size="11pt" fo:font-style="normal" fo:font-weight="normal" officeooo:rsid="0009425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25966822" text:style-name="L1">
        <text:list-item>
          <text:p text:style-name="P7"><text:bookmark text:name="docs-internal-guid-c293e8fc-7fff-3754-dae1-9992638c3e76"/>Write a function that asks the user for a string containing multiple words. Print back to the user the same string, except with the words in backwards order. </text:p>
        </text:list-item>
      </text:list>
      <text:p text:style-name="P1">For example, say I type the string:</text:p>
      <text:p text:style-name="P2"><text:span text:style-name="T1"><text:tab/> </text:span><text:span text:style-name="T2">This is Valhalla</text:span></text:p>
      <text:p text:style-name="P1">Then I would see the string:</text:p>
      <text:p text:style-name="P2"><text:span text:style-name="T1"><text:tab/> <text:s/></text:span><text:span text:style-name="T2">Valhalla is this</text:span></text:p>
      <text:p text:style-name="Text_20_body"/>
      <text:list xml:id="list1833381762" text:style-name="L2">
        <text:list-item>
          <text:p text:style-name="P8">Write a program that asks the user how many Fibonacci numbers to generate and then generates them. Take this opportunity to think about how you can use functions. Make sure to ask the user to enter the number of numbers in the sequence to generate.</text:p>
        </text:list-item>
      </text:list>
      <text:p text:style-name="Text_20_body"/>
      <text:list xml:id="list291983369" text:style-name="L3">
        <text:list-item>
          <text:p text:style-name="P9">Create a function that will sort the given array.</text:p>
          <text:list>
            <text:list-item>
              <text:p text:style-name="P9">Sample array : [34,7,23,32,5,62]</text:p>
            </text:list-item>
            <text:list-item>
              <text:p text:style-name="P9">Sample output : [5, 7, 23, 32, 34, 62]</text:p>
            </text:list-item>
          </text:list>
        </text:list-item>
      </text:list>
      <text:p text:style-name="Text_20_body"/>
      <text:list xml:id="list408983546" text:style-name="L4">
        <text:list-item>
          <text:p text:style-name="P10">Create a function that will get the First Recurring Character feeded by string</text:p>
        </text:list-item>
      </text:list>
      <text:p text:style-name="P4">Sample inputs and outputs: </text:p>
      <text:p text:style-name="P5">“<text:span text:style-name="T3">ABCA”=&gt; “A”</text:span></text:p>
      <text:p text:style-name="P5">“<text:span text:style-name="T3">CABDBA”=&gt; “B” <text:s text:c="6"/></text:span><text:span text:style-name="T5">It think the output for this is “A” because a appeared first <text:tab/><text:tab/><text:tab/><text:tab/> <text:s text:c="8"/>before the “B”</text:span></text:p>
      <text:p text:style-name="P5">“<text:span text:style-name="T3">CBAD” =&gt; null</text:span></text:p>
      <text:p text:style-name="Text_20_body"/>
      <text:list xml:id="list3168437705" text:style-name="L5">
        <text:list-item>
          <text:p text:style-name="P11">Create a function that will check an Array of numbers for all combinations of 2 numbers and tell if any combination is equal to 8.</text:p>
        </text:list-item>
      </text:list>
      <text:p text:style-name="P3"><text:tab/><text:tab/>Sample arrays:</text:p>
      <text:p text:style-name="P3"><text:tab/><text:tab/><text:tab/>[1,2,3,9] Sum = 8 No</text:p>
      <text:p text:style-name="P6">[4,2,4,1] Sum = 8 Yes</text:p>
      <text:p text:style-name="P6">[7,2,4,6,7] Sum = 8 Yes</text:p>
      <text:p text:style-name="Text_20_body"><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6T09:21:28.290155552</meta:creation-date>
    <dc:date>2019-10-16T11:34:32.330581412</dc:date>
    <meta:editing-duration>PT2M41S</meta:editing-duration>
    <meta:editing-cycles>3</meta:editing-cycles>
    <meta:generator>LibreOffice/6.3.2.2$Linux_X86_64 LibreOffice_project/30$Build-2</meta:generator>
    <meta:document-statistic meta:table-count="0" meta:image-count="0" meta:object-count="0" meta:page-count="1" meta:paragraph-count="20" meta:word-count="202" meta:character-count="1093" meta:non-whitespace-character-count="885"/>
  </office:meta>
</office:document-meta>
</file>